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0.854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1.991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2.103cm"/>
    </style:style>
    <style:style style:name="co13" style:family="table-column">
      <style:table-column-properties fo:break-before="auto" style:column-width="7.7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4.316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PageStyle_5f_Übersicht">
      <style:table-properties table:display="true" style:writing-mode="lr-tb"/>
    </style:style>
    <style:style style:name="ta2" style:family="table" style:master-page-name="PageStyle_5f_Detail">
      <style:table-properties table:display="true" style:writing-mode="lr-tb"/>
    </style: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Out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ext-properties fo:color="#ff0000" style:text-outline="false" style:text-line-through-style="none" style:font-name="Wingdings" fo:font-size="11pt" fo:font-style="normal" fo:text-shadow="none" style:text-underline-style="none" fo:font-weight="normal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ebe003" style:text-outline="false" style:text-line-through-style="none" style:font-name="Wingdings" fo:font-size="11pt" fo:font-style="normal" fo:text-shadow="none" style:text-underline-style="none" fo:font-weight="normal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9242" style:text-outline="false" style:text-line-through-style="none" style:font-name="Wingdings" fo:font-size="11pt" fo:font-style="normal" fo:text-shadow="none" style:text-underline-style="none" fo:font-weight="normal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ext-properties fo:color="#ffc000" style:text-outline="false" style:text-line-through-style="none" style:font-name="Wingdings" fo:font-size="11pt" fo:font-style="normal" fo:text-shadow="none" style:text-underline-style="none" fo:font-weight="normal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ext-properties fo:color="#92d050" style:text-outline="false" style:text-line-through-style="none" style:font-name="Wingdings" fo:font-size="11pt" fo:font-style="normal" fo:text-shadow="none" style:text-underline-style="none" fo:font-weight="normal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36"/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Übersich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office:value-type="string">
            <text:p>Anforderungen "Project Escape"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 table:number-columns-spanned="4" table:number-rows-spanned="1">
            <text:p>Risikobewertung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1" office:value-type="string">
            <text:p>Nr.</text:p>
          </table:table-cell>
          <table:table-cell table:style-name="ce1" office:value-type="string">
            <text:p>Kurzbezeichnung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riorität</text:p>
          </table:table-cell>
          <table:table-cell table:style-name="ce1" office:value-type="string">
            <text:p>Stabilität</text:p>
          </table:table-cell>
          <table:table-cell table:style-name="ce1" office:value-type="string">
            <text:p>Komplexität</text:p>
          </table:table-cell>
          <table:table-cell table:style-name="ce1" office:value-type="string">
            <text:p>Risiko</text:p>
          </table:table-cell>
          <table:table-cell table:style-name="ce1" office:value-type="string">
            <text:p>Quelle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Ziele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iel speichern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é</text:p>
          </table:table-cell>
          <table:table-cell table:style-name="ce4" office:value-type="string">
            <text:p>è</text:p>
          </table:table-cell>
          <table:table-cell table:style-name="ce7" office:value-type="string">
            <text:p>ì</text:p>
          </table:table-cell>
          <table:table-cell office:value-type="string">
            <text:p>Projekt-Startupmeeting</text:p>
          </table:table-cell>
          <table:table-cell table:style-name="ce9" office:value-type="date" office:date-value="2016-10-05">
            <text:p>05.10.2016</text:p>
          </table:table-cell>
          <table:table-cell office:value-type="string">
            <text:p>Z-4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piel laden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é</text:p>
          </table:table-cell>
          <table:table-cell table:style-name="ce4" office:value-type="string">
            <text:p>è</text:p>
          </table:table-cell>
          <table:table-cell table:style-name="ce7" office:value-type="string">
            <text:p>ì</text:p>
          </table:table-cell>
          <table:table-cell office:value-type="string">
            <text:p>Projekt-Startupmeeting</text:p>
          </table:table-cell>
          <table:table-cell table:style-name="ce9" office:value-type="date" office:date-value="2016-10-05">
            <text:p>05.10.2016</text:p>
          </table:table-cell>
          <table:table-cell office:value-type="string">
            <text:p>Z-4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evel-Übersicht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style-name="ce4" office:value-type="string">
            <text:p>è</text:p>
          </table:table-cell>
          <table:table-cell table:style-name="ce3" office:value-type="string">
            <text:p>é</text:p>
          </table:table-cell>
          <table:table-cell table:style-name="ce4" office:value-type="string">
            <text:p>è</text:p>
          </table:table-cell>
          <table:table-cell table:style-name="ce7" office:value-type="string">
            <text:p>ì</text:p>
          </table:table-cell>
          <table:table-cell office:value-type="string">
            <text:p>Brainstorming "Anforderungen"</text:p>
          </table:table-cell>
          <table:table-cell table:style-name="ce9" office:value-type="date" office:date-value="2016-11-02">
            <text:p>02.11.2016</text:p>
          </table:table-cell>
          <table:table-cell office:value-type="string">
            <text:p>Z-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pieler-Bewertung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style-name="ce4" office:value-type="string">
            <text:p>è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é</text:p>
          </table:table-cell>
          <table:table-cell office:value-type="string">
            <text:p>Brainstorming "Anforderungen"</text:p>
          </table:table-cell>
          <table:table-cell table:style-name="ce9" office:value-type="date" office:date-value="2016-11-02">
            <text:p>02.11.2016</text:p>
          </table:table-cell>
          <table:table-cell office:value-type="string">
            <text:p>Z-4, Z-5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ariables Spielende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style-name="ce4" office:value-type="string">
            <text:p>è</text:p>
          </table:table-cell>
          <table:table-cell table:style-name="ce3" office:value-type="string">
            <text:p>é</text:p>
          </table:table-cell>
          <table:table-cell table:style-name="ce5" office:value-type="string">
            <text:p>ê</text:p>
          </table:table-cell>
          <table:table-cell table:style-name="ce8" office:value-type="string">
            <text:p>î</text:p>
          </table:table-cell>
          <table:table-cell office:value-type="string">
            <text:p>Brainstorming "Anforderungen"</text:p>
          </table:table-cell>
          <table:table-cell table:style-name="ce9" office:value-type="date" office:date-value="2016-11-02">
            <text:p>02.11.2016</text:p>
          </table:table-cell>
          <table:table-cell office:value-type="string">
            <text:p>Z-4, Z-5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infache Steuerung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é</text:p>
          </table:table-cell>
          <table:table-cell table:style-name="ce5" office:value-type="string">
            <text:p>ê</text:p>
          </table:table-cell>
          <table:table-cell table:style-name="ce8" office:value-type="string">
            <text:p>î</text:p>
          </table:table-cell>
          <table:table-cell office:value-type="string">
            <text:p>Besprechung Ziele (mit Herr Gasenzer)</text:p>
          </table:table-cell>
          <table:table-cell table:style-name="ce9" office:value-type="date" office:date-value="2016-10-19">
            <text:p>19.10.2016</text:p>
          </table:table-cell>
          <table:table-cell office:value-type="string">
            <text:p>Z-6, Z-7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ingabegeräte</text:p>
          </table:table-cell>
          <table:table-cell office:value-type="string">
            <text:p>NFA</text:p>
          </table:table-cell>
          <table:table-cell office:value-type="string">
            <text:p>Pendent</text:p>
          </table:table-cell>
          <table:table-cell table:style-name="ce5" office:value-type="string">
            <text:p>ê</text:p>
          </table:table-cell>
          <table:table-cell table:style-name="ce4" office:value-type="string">
            <text:p>è</text:p>
          </table:table-cell>
          <table:table-cell table:style-name="ce5" office:value-type="string">
            <text:p>ê</text:p>
          </table:table-cell>
          <table:table-cell table:style-name="ce5" office:value-type="string">
            <text:p>ê</text:p>
          </table:table-cell>
          <table:table-cell office:value-type="string">
            <text:p>Besprechung Ziele (mit Herr Gasenzer)</text:p>
          </table:table-cell>
          <table:table-cell table:style-name="ce9" office:value-type="date" office:date-value="2016-10-19">
            <text:p>19.10.2016</text:p>
          </table:table-cell>
          <table:table-cell office:value-type="string">
            <text:p>Z-6, Z-7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lattform</text:p>
          </table:table-cell>
          <table:table-cell office:value-type="string">
            <text:p>RB</text:p>
          </table:table-cell>
          <table:table-cell office:value-type="string">
            <text:p>Pendent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é</text:p>
          </table:table-cell>
          <table:table-cell table:style-name="ce5" office:value-type="string">
            <text:p>ê</text:p>
          </table:table-cell>
          <table:table-cell table:style-name="ce8" office:value-type="string">
            <text:p>î</text:p>
          </table:table-cell>
          <table:table-cell office:value-type="string">
            <text:p>Besprechung Ziele (mit Herr Gasenzer)</text:p>
          </table:table-cell>
          <table:table-cell table:style-name="ce9" office:value-type="date" office:date-value="2016-10-19">
            <text:p>19.10.2016</text:p>
          </table:table-cell>
          <table:table-cell office:value-type="string">
            <text:p>Z-7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erformance</text:p>
          </table:table-cell>
          <table:table-cell office:value-type="string">
            <text:p>NFA</text:p>
          </table:table-cell>
          <table:table-cell office:value-type="string">
            <text:p>Pendent</text:p>
          </table:table-cell>
          <table:table-cell table:style-name="ce3" office:value-type="string">
            <text:p>é</text:p>
          </table:table-cell>
          <table:table-cell table:style-name="ce4" office:value-type="string">
            <text:p>è</text:p>
          </table:table-cell>
          <table:table-cell table:style-name="ce4" office:value-type="string">
            <text:p>è</text:p>
          </table:table-cell>
          <table:table-cell table:style-name="ce4" office:value-type="string">
            <text:p>è</text:p>
          </table:table-cell>
          <table:table-cell office:value-type="string">
            <text:p>Brainstorming "Anforderungen"</text:p>
          </table:table-cell>
          <table:table-cell table:style-name="ce9" office:value-type="date" office:date-value="2016-11-02">
            <text:p>02.11.2016</text:p>
          </table:table-cell>
          <table:table-cell office:value-type="string">
            <text:p>Z-2, Z-3, Z-7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tabilität</text:p>
          </table:table-cell>
          <table:table-cell office:value-type="string">
            <text:p>NFA</text:p>
          </table:table-cell>
          <table:table-cell office:value-type="string">
            <text:p>Pendent</text:p>
          </table:table-cell>
          <table:table-cell table:style-name="ce4" office:value-type="string">
            <text:p>è</text:p>
          </table:table-cell>
          <table:table-cell table:style-name="ce4" office:value-type="string">
            <text:p>è</text:p>
          </table:table-cell>
          <table:table-cell table:style-name="ce5" office:value-type="string">
            <text:p>ê</text:p>
          </table:table-cell>
          <table:table-cell table:style-name="ce5" office:value-type="string">
            <text:p>ê</text:p>
          </table:table-cell>
          <table:table-cell office:value-type="string">
            <text:p>Besprechung Ziele (mit Herr Gasenzer)</text:p>
          </table:table-cell>
          <table:table-cell table:style-name="ce9" office:value-type="date" office:date-value="2016-10-19">
            <text:p>19.10.2016</text:p>
          </table:table-cell>
          <table:table-cell office:value-type="string">
            <text:p>Z-3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pieler-Bewertung sichtbar</text:p>
          </table:table-cell>
          <table:table-cell office:value-type="string">
            <text:p>FA</text:p>
          </table:table-cell>
          <table:table-cell office:value-type="string">
            <text:p>Pendent</text:p>
          </table:table-cell>
          <table:table-cell table:number-columns-repeated="4"/>
          <table:table-cell office:value-type="string">
            <text:p>asdfsdafsaffsf</text:p>
          </table:table-cell>
          <table:table-cell office:value-type="string">
            <text:p>fsdfsdfsd</text:p>
          </table:table-cell>
          <table:table-cell office:value-type="string">
            <text:p>Z-4, Z-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uszeiger</text:p>
          </table:table-cell>
          <table:table-cell office:value-type="string">
            <text:p>FA</text:p>
          </table:table-cell>
          <table:table-cell table:number-columns-repeated="7"/>
          <table:table-cell office:value-type="string">
            <text:p>Z-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lick-Animation</text:p>
          </table:table-cell>
          <table:table-cell office:value-type="string">
            <text:p>FA</text:p>
          </table:table-cell>
          <table:table-cell table:number-columns-repeated="7"/>
          <table:table-cell office:value-type="string">
            <text:p>Z-6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2" table:default-cell-style-name="Excel_20_Built-in_20_Normal"/>
        <table:table-column table:style-name="co13" table:default-cell-style-name="Excel_20_Built-in_20_Normal"/>
        <table:table-column table:style-name="co12" table:number-columns-repeated="1021" table:default-cell-style-name="Excel_20_Built-in_20_Normal"/>
        <table:table-row table:style-name="ro1">
          <table:table-cell table:style-name="ce1" office:value-type="string">
            <text:p>Nr. </text:p>
          </table:table-cell>
          <table:table-cell table:style-name="ce1" office:value-type="string">
            <text:p>Kurzbezeichnung</text:p>
          </table:table-cell>
          <table:table-cell table:style-name="ce1" office:value-type="string">
            <text:p>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iel speichern</text:p>
          </table:table-cell>
          <table:table-cell office:value-type="string">
            <text:p>Das System muss dem Benutzer in der Level-Übersicht die Möglichkeit bieten, den Spielstand lokal zu speichern.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piel laden</text:p>
          </table:table-cell>
          <table:table-cell table:style-name="ce10" office:value-type="string">
            <text:p>Beim Starten muss das Spiel:</text:p>
            <text:p>- bei lokal vorhandenem Spielstand den bestehenden Spielstand laden.</text:p>
            <text:p>- bei nicht lokal vorhandenem oder nicht auffindbaren Spielstand einen neuen Spielstand erstellen.</text:p>
            <text:p>Das System präsentiert anschliessend in jedem Fall den Spielstand.</text:p>
          </table:table-cell>
          <table:table-cell table:number-columns-repeated="102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Level-Übersicht</text:p>
          </table:table-cell>
          <table:table-cell table:style-name="ce10" office:value-type="string">
            <text:p>Das System soll dem Benutzer eine Übersicht für die Navigation zwischen den verschiedenen Levels bieten.</text:p>
            <text:p>Diese zeigt, welche Levels bereits zugänglich sind und ermöglicht es dem Benutzer, eines per Mausklick auszuwählen.</text:p>
            <text:p>Das System soll nicht zugängliche Levels mit einem Schloss-Symbol kennzeichnen und die Navigation zu ihnen verunmöglichen.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pieler-Bewertung</text:p>
          </table:table-cell>
          <table:table-cell table:style-name="ce10" office:value-type="string">
            <text:p>Nach Abschluss jedes Levels soll das System die aktuelle Gesamtpunktzahl des Benutzers basierend auf der Formel</text:p>
            <text:p>&lt;Gesamtpunktzahl&gt; = (&lt;bisherige Gesamtpunktzahl&gt; + &lt;Punktzahl des abgeschlossenen Levels&gt;) / 2</text:p>
            <text:p>berechnen und im Spielstand eintrage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Variables Spielende</text:p>
          </table:table-cell>
          <table:table-cell table:style-name="ce10" office:value-type="string">
            <text:p>Sobald der Spieler das finale Level geschafft hat, soll das System das leistungsabhängige Ende der Geschichte gemäss der Gesamtpunktzahl anzeigen.</text:p>
            <text:p>- Ganzahlig gerundete Gesamtpunktzahl 0%-49%: Negatives Ende.</text:p>
            <text:p>- Ganzahlig gerundete Gesamtpunktzahl 50%-84%: Neutrales Ende.</text:p>
            <text:p>- Ganzahlig gerundete Gesamtpunktzahl 85%-100%: Positives Ende.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Einfache Steuerung</text:p>
          </table:table-cell>
          <table:table-cell table:style-name="ce10" office:value-type="string">
            <text:p>Das System muss es dem Benutzer erlauben, sich innerhalb eines Levels mit Mausklicks fortzubewegen.</text:p>
            <text:p>Die Spielfigur muss anschliessend in der Unity-Simulation zum angeklickten Ort innerhalb des Spielbereichs bewegt werden.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ingabegeräte</text:p>
          </table:table-cell>
          <table:table-cell office:value-type="string">
            <text:p>Für das Spiel wird kein zusätzliches Eingabegerät benötigt, sondern es kann mit bereits vorhandenen Geräten wie Maus und Tastatur gespielt werden.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lattform</text:p>
          </table:table-cell>
          <table:table-cell office:value-type="string">
            <text:p>Die Applikation wird für Windows entwickelt und getestet.</text:p>
          </table:table-cell>
          <table:table-cell table:number-columns-repeated="1021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Performance</text:p>
          </table:table-cell>
          <table:table-cell table:style-name="ce10" office:value-type="string">
            <text:p>Das Spiel ist soll von Endgeräten mit folgenden Mindestspezifikationen gespielt werden können.</text:p>
            <text:p>RAM: 2 GB</text:p>
            <text:p>Festplattenspeicher: 16 GB</text:p>
            <text:p>Grafikkarte: DirectX 9 oder höher mit WDDM 1.0 Treiber</text:p>
            <text:p>CPU: ähnlich <text:s/>Intel® Core™ 2 Duo E8500 oder AMD Phenom™ II X3 720</text:p>
          </table:table-cell>
          <table:table-cell table:number-columns-repeated="1021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Stabilität</text:p>
          </table:table-cell>
          <table:table-cell table:style-name="ce10" office:value-type="string">
            <text:p>Das System soll stabil laufen und nur in absoluten Ausnahmefällen (10% der Spielversuche) abstürzen.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ieler-Bewertung Sichtbar</text:p>
          </table:table-cell>
          <table:table-cell office:value-type="string">
            <text:p>Das System zeigt in der Level-Übersicht (siehe Anforderung 3) die aktuelle Bewertung des Spiel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(siehe Anforderung 4) oben rechts in der View in der Form „Aktuelle Bewertung: &lt;Gesamtpunktzahl&gt;“</text:p>
          </table:table-cell>
          <table:table-cell table:number-columns-repeated="1021"/>
        </table:table-row>
        <table:table-row table:style-name="ro2">
          <table:table-cell office:value-type="string">
            <text:p>idee</text:p>
          </table:table-cell>
          <table:table-cell/>
          <table:table-cell office:value-type="string">
            <text:p>die bewertung des levels immer am schluss anzeigen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uszeiger</text:p>
          </table:table-cell>
          <table:table-cell office:value-type="string">
            <text:p>Nicht Windows-Standard und beim Hover auf klickbaren gegenständen anders aussehend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avigation-Klick-Animation</text:p>
          </table:table-cell>
          <table:table-cell office:value-type="string">
            <text:p>reaktion auf userinput „navigiere dort hin“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4.11.2016</text:date>, <text:time>11:37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Übersicht" style:display-name="PageStyle_Übersi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" style:display-name="PageStyle_Detai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1:37:56.56</dc:date>
    <meta:generator>OpenOffice/4.1.3$Win32 OpenOffice.org_project/413m1$Build-9783</meta:generator>
    <meta:editing-duration>PT30M4S</meta:editing-duration>
    <meta:editing-cycles>4</meta:editing-cycles>
    <meta:document-statistic meta:table-count="2" meta:cell-count="183" meta:object-count="0"/>
  </office:meta>
</office:document-meta>
</file>